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5.72mm"/>
    </style:style>
    <style:style style:name="co2" style:family="table-column">
      <style:table-column-properties fo:break-before="auto" style:column-width="9.21mm"/>
    </style:style>
    <style:style style:name="co3" style:family="table-column">
      <style:table-column-properties fo:break-before="auto" style:column-width="45.49mm"/>
    </style:style>
    <style:style style:name="co4" style:family="table-column">
      <style:table-column-properties fo:break-before="auto" style:column-width="72.76mm"/>
    </style:style>
    <style:style style:name="co5" style:family="table-column">
      <style:table-column-properties fo:break-before="auto" style:column-width="34.0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00b8ff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shrink-to-fit="true"/>
    </style:style>
    <style:style style:name="ce5" style:family="table-cell" style:parent-style-name="Default">
      <style:table-cell-properties fo:border-bottom="0.06pt solid #000000" fo:background-color="#00b8ff" fo:border-left="none" fo:border-right="none" style:shrink-to-fit="tru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ackground-color="#00b8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XKM_audio_battery_modu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KXKM – ESP32 Audio &amp; Battery module</text:p>
          </table:table-cell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2" office:value-type="string" calcext:value-type="string">
            <text:p>v2.0 – 04/2019</text:p>
          </table:table-cell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ckage</text:p>
          </table:table-cell>
          <table:table-cell table:style-name="ce5" office:value-type="string" calcext:value-type="string">
            <text:p>Link CN</text:p>
          </table:table-cell>
          <table:table-cell table:style-name="ce3" office:value-type="string" calcext:value-type="string">
            <text:p>Price (Qty 100)</text:p>
          </table:table-cell>
          <table:table-cell table:style-name="ce5" office:value-type="string" calcext:value-type="string">
            <text:p>Link Farnell</text:p>
          </table:table-cell>
          <table:table-cell table:style-name="ce3" office:value-type="string" calcext:value-type="string">
            <text:p>Price</text:p>
          </table:table-cell>
          <table:table-cell table:style-name="ce5" office:value-type="string" calcext:value-type="string">
            <text:p>Link RS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Link Mouser</text:p>
          </table:table-cell>
          <table:table-cell table:style-name="ce3" office:value-type="string" calcext:value-type="string">
            <text:p>Commande productio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Link DGK</text:p>
          </table:table-cell>
          <table:table-cell table:style-name="ce3" office:value-type="string" calcext:value-type="string">
            <text:p>Price</text:p>
          </table:table-cell>
          <table:table-cell table:style-name="ce3" table:number-columns-repeated="3"/>
          <table:table-cell table:style-name="ce10" table:number-columns-repeated="1006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,C3,C7,C22,C23,C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5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,50V</text:p>
          </table:table-cell>
          <table:table-cell office:value-type="string" calcext:value-type="string">
            <text:p>C_1206_3216Metric</text:p>
          </table:table-cell>
          <table:table-cell table:style-name="ce6" office:value-type="string" calcext:value-type="string">
            <text:p><text:a xlink:href="https://lcsc.com/product-detail/Multilayer-Ceramic-Capacitors-MLCC-SMD-SMT_SAMSUNG_CL31A106KBHNNNE_10uF-106-10-50V_C13585.html" xlink:type="simple">https://lcsc.com/product-detail/Multilayer-Ceramic-Capacitors-MLCC-SMD-SMT_SAMSUNG_CL31A106KBHNNNE_10uF-106-10-50V_C13585.html</text:a></text:p>
          </table:table-cell>
          <table:table-cell office:value-type="float" office:value="0.0668" calcext:value-type="float">
            <text:p>0,066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,50V</text:p>
          </table:table-cell>
          <table:table-cell office:value-type="string" calcext:value-type="string">
            <text:p>CP_Elec_8x10</text:p>
          </table:table-cell>
          <table:table-cell table:style-name="ce7" office:value-type="string" calcext:value-type="string">
            <text:p><text:a xlink:href="https://lcsc.com/product-detail/Aluminum-Electrolytic-Capacitors-SMD_100uF-50V-20_C97812.html" xlink:type="simple">https://lcsc.com/product-detail/Aluminum-Electrolytic-Capacitors-SMD_100uF-50V-20_C97812.html</text:a></text:p>
          </table:table-cell>
          <table:table-cell table:style-name="ce9" office:value-type="float" office:value="0.055" calcext:value-type="float">
            <text:p>0,0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9,C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,10V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1,D12,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4148WT</text:p>
          </table:table-cell>
          <table:table-cell office:value-type="string" calcext:value-type="string">
            <text:p>D_SOD-523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13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ner,3V,300mW</text:p>
          </table:table-cell>
          <table:table-cell office:value-type="string" calcext:value-type="string">
            <text:p>D_SOD-323</text:p>
          </table:table-cell>
          <table:table-cell table:style-name="ce7" office:value-type="string" calcext:value-type="string">
            <text:p><text:a xlink:href="https://lcsc.com/product-detail/Zener-Diodes_BZT52C3V0S_C19869.html" xlink:type="simple">https://lcsc.com/product-detail/Zener-Diodes_BZT52C3V0S_C19869.html</text:a></text:p>
          </table:table-cell>
          <table:table-cell table:style-name="ce9" office:value-type="float" office:value="0.019" calcext:value-type="float">
            <text:p>0,0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3,D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V,1A</text:p>
          </table:table-cell>
          <table:table-cell office:value-type="string" calcext:value-type="string">
            <text:p>D_SMA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6,D5,D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8,D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V,0.5A</text:p>
          </table:table-cell>
          <table:table-cell office:value-type="string" calcext:value-type="string">
            <text:p>Fuse_1812_4532Metric</text:p>
          </table:table-cell>
          <table:table-cell office:value-type="string" calcext:value-type="string">
            <text:p>https://lcsc.com/product-detail/Others_Brightking-Elec-TAIWAN-SMD1812B050TF-30_C269128.html</text:p>
          </table:table-cell>
          <table:table-cell office:value-type="float" office:value="0.0632" calcext:value-type="float">
            <text:p>0,06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PinSocket_2x10_P2.54mm_Vertical_SMD</text:p>
          </table:table-cell>
          <table:table-cell table:style-name="ce8" office:value-type="string" calcext:value-type="string">
            <text:p>TODO Aliexpres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_Card</text:p>
          </table:table-cell>
          <table:table-cell office:value-type="string" calcext:value-type="string">
            <text:p>microSD-Receptacle-SelfEject</text:p>
          </table:table-cell>
          <table:table-cell office:value-type="string" calcext:value-type="string">
            <text:p><text:a xlink:href="https://lcsc.com/product-detail/Others_HYC77-TF09-200_C341092.html" xlink:type="simple">https://lcsc.com/product-detail/Others_HYC77-TF09-200_C341092.html</text:a> </text:p>
          </table:table-cell>
          <table:table-cell office:value-type="float" office:value="0.0759" calcext:value-type="float">
            <text:p>0,07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USB_A_Female_UE27AC54100</text:p>
          </table:table-cell>
          <table:table-cell office:value-type="string" calcext:value-type="string">
            <text:p>https://lcsc.com/product-detail/USB-Connectors_Jing-Extension-of-the-Electronic-Co-LCSC-USB-A-F-900-Ordinary-buckle-Cracked-feet-Not-high-temperature_C2345.html</text:p>
          </table:table-cell>
          <table:table-cell office:value-type="float" office:value="0.0281" calcext:value-type="float">
            <text:p>0,02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uH,1.5A</text:p>
          </table:table-cell>
          <table:table-cell office:value-type="string" calcext:value-type="string">
            <text:p>L_Taiyo-Yuden_NR-50xx</text:p>
          </table:table-cell>
          <table:table-cell office:value-type="string" calcext:value-type="string">
            <text:p>https://lcsc.com/product-detail/Power-Inductors_Sunltech-Tech-SLW5040S150MST_C206232.html</text:p>
          </table:table-cell>
          <table:table-cell office:value-type="float" office:value="0.0526" calcext:value-type="float">
            <text:p>0,05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47W</text:p>
          </table:table-cell>
          <table:table-cell office:value-type="string" calcext:value-type="string">
            <text:p>SOT-323_SC-70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5,Q6,Q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0,R28,R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,1%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k,1%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https://lcsc.com/product-detail/Chip-Resistor-Surface-Mount_270KR-2703-1_C103481.html</text:p>
          </table:table-cell>
          <table:table-cell office:value-type="float" office:value="0.0027" calcext:value-type="float">
            <text:p>0,00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2,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,1%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3,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4,R25,R26,R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3,R4,R5,R6,R20,R19,R18,R17,R11,R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https://lcsc.com/product-detail/Chip-Resistor-Surface-Mount_120R-1200-1_C103247.html</text:p>
          </table:table-cell>
          <table:table-cell office:value-type="float" office:value="0.0028" calcext:value-type="float">
            <text:p>0,0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9,R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.6k,1%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https://lcsc.com/product-detail/Chip-Resistor-Surface-Mount_Uniroyal-Elec-0603WAF3162T5E_C25967.html</text:p>
          </table:table-cell>
          <table:table-cell office:value-type="float" office:value="0.001" calcext:value-type="float">
            <text:p>0,0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3,R14,R29,R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DN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SPST_KMR2</text:p>
          </table:table-cell>
          <table:table-cell table:style-name="ce7" office:value-type="string" calcext:value-type="string">
            <text:p><text:a xlink:href="https://lcsc.com/product-detail/Tactile-Switches_Switch-3-5mm-3-0mm-2-0MM-250G_C128941.html" xlink:type="simple">https://lcsc.com/product-detail/Tactile-Switches_Switch-3-5mm-3-0mm-2-0MM-250G_C128941.html</text:a></text:p>
          </table:table-cell>
          <table:table-cell table:style-name="ce9" office:value-type="float" office:value="0.067" calcext:value-type="float">
            <text:p>0,06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Tactile_SPST_Angled_PTS645Vx58-2LFS_horiz_pads</text:p>
          </table:table-cell>
          <table:table-cell table:style-name="ce7" office:value-type="string" calcext:value-type="string">
            <text:p><text:a xlink:href="https://lcsc.com/product-detail/Tactile-Switches_6-6-5Plastic-head-260G-0-25mm-Side-foot_C127680.html" xlink:type="simple">https://lcsc.com/product-detail/Tactile-Switches_6-6-5Plastic-head-260G-0-25mm-Side-foot_C127680.html</text:a></text:p>
          </table:table-cell>
          <table:table-cell table:style-name="ce9" office:value-type="float" office:value="0.042" calcext:value-type="float">
            <text:p>0,04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3T</text:p>
          </table:table-cell>
          <table:table-cell office:value-type="string" calcext:value-type="string">
            <text:p>SW_SP3T_PCM13</text:p>
          </table:table-cell>
          <table:table-cell table:style-name="ce7" office:value-type="string" calcext:value-type="string">
            <text:p><text:a xlink:href="https://lcsc.com/product-detail/Toggle-Switches_ALPS_SSSS812201_SSSS812201_C160878.html" xlink:type="simple">https://lcsc.com/product-detail/Toggle-Switches_ALPS_SSSS812201_SSSS812201_C160878.html</text:a></text:p>
          </table:table-cell>
          <table:table-cell table:style-name="ce9" office:value-type="float" office:value="0.218" calcext:value-type="float">
            <text:p>0,2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_NTC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https://lcsc.com/product-detail/NTC-Thermistors_MuRata_NCP18XH103F03RB_10KR-1002-1_C13564.html</text:p>
          </table:table-cell>
          <table:table-cell office:value-type="float" office:value="0.0236" calcext:value-type="float">
            <text:p>0,02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https://lcsc.com/product-detail/WIFI-Modules_ESP-WROOM-32_C95209.html</text:p>
          </table:table-cell>
          <table:table-cell office:value-type="float" office:value="3.65" calcext:value-type="float">
            <text:p>3,65</text:p>
          </table:table-cell>
          <table:table-cell table:number-columns-repeated="4"/>
          <table:table-cell office:value-type="string" calcext:value-type="string">
            <text:p>https://www.mouser.fr/ProductDetail/Espressif-Systems/ESP32-WROOM-32D?qs=sGAEpiMZZMsRr7brxAGoXSSUPDSAjAiV9B80wJWTtYueWqJICnl18Q%3D%3D</text:p>
          </table:table-cell>
          <table:table-cell office:value-type="float" office:value="3.32" calcext:value-type="float">
            <text:p>3,32</text:p>
          </table:table-cell>
          <table:table-cell office:value-type="string" calcext:value-type="string">
            <text:p>https://www.mouser.fr/ProductDetail/Espressif-Systems/ESP32-WROOM-32U?qs=sGAEpiMZZMsRr7brxAGoXSSUPDSAjAiVzSSvSIXSRolrGE6OUQMoug%3D%3D</text:p>
          </table:table-cell>
          <table:table-cell office:value-type="float" office:value="3.49" calcext:value-type="float">
            <text:p>3,4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3485CN</text:p>
          </table:table-cell>
          <table:table-cell office:value-type="string" calcext:value-type="string">
            <text:p>SOIC-8_3.9x4.9mm_P1.27mm</text:p>
          </table:table-cell>
          <table:table-cell office:value-type="string" calcext:value-type="string">
            <text:p>https://lcsc.com/product-detail/RS-485-RS-422_TP8485E-SR_C94206.html</text:p>
          </table:table-cell>
          <table:table-cell office:value-type="float" office:value="0.1095" calcext:value-type="float">
            <text:p>0,10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331T-E/CH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https://lcsc.com/product-detail/Others_Microchip-Tech_MCP16331T-E-CH_Microchip-Tech-MCP16331T-E-CH_C105695.html</text:p>
          </table:table-cell>
          <table:table-cell office:value-type="float" office:value="1.0118" calcext:value-type="float">
            <text:p>1,0118</text:p>
          </table:table-cell>
          <table:table-cell table:number-columns-repeated="4"/>
          <table:table-cell office:value-type="string" calcext:value-type="string">
            <text:p>https://www.mouser.fr/ProductDetail/Microchip-Technology/MCP16331T-E-CH</text:p>
          </table:table-cell>
          <table:table-cell office:value-type="float" office:value="0.882" calcext:value-type="float">
            <text:p>0,88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S50080-1TEA</text:p>
          </table:table-cell>
          <table:table-cell office:value-type="string" calcext:value-type="string">
            <text:p>TO-252-4</text:p>
          </table:table-cell>
          <table:table-cell office:value-type="string" calcext:value-type="string">
            <text:p>LCSC – out of stock</text:p>
          </table:table-cell>
          <table:table-cell table:number-columns-repeated="5"/>
          <table:table-cell office:value-type="string" calcext:value-type="string">
            <text:p>https://www.mouser.fr/ProductDetail/Infineon-Technologies/BTS50080-1TEA?qs=sGAEpiMZZMuCmTIBzycWfNaB4tqdZgjByBLdOq%2FzXMA%3D</text:p>
          </table:table-cell>
          <table:table-cell office:value-type="float" office:value="1.84" calcext:value-type="float">
            <text:p>1,8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30F4Px</text:p>
          </table:table-cell>
          <table:table-cell office:value-type="string" calcext:value-type="string">
            <text:p>TSSOP-20_4.4x6.5mm_P0.65mm</text:p>
          </table:table-cell>
          <table:table-cell office:value-type="string" calcext:value-type="string">
            <text:p>https://lcsc.com/product-detail/Others_STMicroelectronics_STM32F030F4P6TR_STMicroelectronics-STM32F030F4P6TR_C89040.html</text:p>
          </table:table-cell>
          <table:table-cell office:value-type="float" office:value="0.3957" calcext:value-type="float">
            <text:p>0,3957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KXKM_audio_battery_module.B5:KXKM_audio_battery_module.F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 style:data-style-name="N2" text:time-value="11:16:07.886274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dc:date>2019-04-12T15:59:56.238262115</dc:date>
    <meta:editing-duration>PT9H31M39S</meta:editing-duration>
    <meta:editing-cycles>29</meta:editing-cycles>
    <meta:document-statistic meta:table-count="1" meta:cell-count="248" meta:object-count="0"/>
  </office:meta>
</office:document-meta>
</file>